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147c"/>
    </style:style>
    <style:style style:name="P2" style:family="paragraph" style:parent-style-name="Text_20_body">
      <style:text-properties officeooo:paragraph-rsid="0024c551"/>
    </style:style>
    <style:style style:name="P3" style:family="paragraph" style:parent-style-name="Text_20_body">
      <style:text-properties officeooo:paragraph-rsid="0024c551"/>
    </style:style>
    <style:style style:name="P4" style:family="paragraph" style:parent-style-name="Text_20_body">
      <style:text-properties officeooo:paragraph-rsid="0025926d"/>
    </style:style>
    <style:style style:name="P5" style:family="paragraph" style:parent-style-name="Heading_20_1">
      <style:text-properties officeooo:rsid="0014f791" officeooo:paragraph-rsid="0014f791"/>
    </style:style>
    <style:style style:name="P6" style:family="paragraph" style:parent-style-name="Heading_20_1">
      <style:text-properties officeooo:rsid="0014f791" officeooo:paragraph-rsid="0028f3e0"/>
    </style:style>
    <style:style style:name="T1" style:family="text">
      <style:text-properties officeooo:rsid="0016a422"/>
    </style:style>
    <style:style style:name="T2" style:family="text">
      <style:text-properties officeooo:rsid="001893d7"/>
    </style:style>
    <style:style style:name="T3" style:family="text">
      <style:text-properties officeooo:rsid="001a47c1"/>
    </style:style>
    <style:style style:name="T4" style:family="text">
      <style:text-properties officeooo:rsid="0022072a"/>
    </style:style>
    <style:style style:name="T5" style:family="text">
      <style:text-properties officeooo:rsid="0022d814"/>
    </style:style>
    <style:style style:name="T6" style:family="text">
      <style:text-properties officeooo:rsid="0023147c"/>
    </style:style>
    <style:style style:name="T7" style:family="text">
      <style:text-properties officeooo:rsid="0024c551"/>
    </style:style>
    <style:style style:name="T8" style:family="text">
      <style:text-properties officeooo:rsid="0025926d"/>
    </style:style>
    <style:style style:name="T9" style:family="text">
      <style:text-properties officeooo:rsid="0025d298"/>
    </style:style>
    <style:style style:name="T10" style:family="text">
      <style:text-properties officeooo:rsid="0025dfeb"/>
    </style:style>
    <style:style style:name="T11" style:family="text">
      <style:text-properties officeooo:rsid="0026ffb7"/>
    </style:style>
    <style:style style:name="T12" style:family="text">
      <style:text-properties officeooo:rsid="00273a48"/>
    </style:style>
    <style:style style:name="T13" style:family="text">
      <style:text-properties officeooo:rsid="0028f3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3">CFD simulation of a windowless target concept for ESS</text:span></text:h>
      <text:h text:style-name="P5" text:outline-level="1">Abstract</text:h>
      <text:p text:style-name="P4"><text:span text:style-name="T4">The international collaboration for the future European Spallation Source (ESS) required the formation of a Target Station Concept Selection (TSCS) working group, with the task to re-evaluate the potential target concepts, moving away </text:span><text:span text:style-name="T12">from</text:span><text:span text:style-name="T4"> the short pulse experiences of the last decade, and re-considering many of the concepts </text:span><text:span text:style-name="T8">already </text:span><text:span text:style-name="T4">studied </text:span><text:span text:style-name="T8">in the past</text:span><text:span text:style-name="T4">. </text:span><text:span text:style-name="T3">The main targetry concern for </text:span><text:span text:style-name="T12">recent </text:span><text:span text:style-name="T3">pulsed spallation neutron sources (ESS, SNS, JSNS) centered on the effects and mitigation of the pressure wave caused by the quasi-instantaneous deposition of large amounts of energy in a few litres of Hg. </text:span><text:span text:style-name="T5">In ESS, a long pulse solution was chosen to mitigate these effects, </text:span><text:span text:style-name="T2">the </text:span><text:span text:style-name="T5">2 mA spallation beam at 2.5 GeV is pulsed with a repetition rate of 20Hz </text:span><text:span text:style-name="T10">and a pulse length ~1ms</text:span><text:span text:style-name="T5">. The spallation target must dissipate about 2.8MW</text:span><text:span text:style-name="T12">th</text:span><text:span text:style-name="T5"> within a relatively short space </text:span><text:span text:style-name="T3">(with a conservative 56% thermal efficiency). </text:span></text:p>
      <text:p text:style-name="P1">In the PDS-XADS FP5 project, a windowless channel like target has already been dimensioned and simulated for a relatively similar proton beam: 2.4 MWth, 5 mA and 600 MeV. In the framework of this project, the spallation target was conceived by Ansaldo and developed mainly by CRS4 and ENEA. <text:span text:style-name="T6">Starting from this concept we investigated the feasibility of a windowless </text:span><text:span text:style-name="T8">design</text:span><text:span text:style-name="T6"> for the ESS conditions, </text:span><text:span text:style-name="T10">by scaling </text:span><text:span text:style-name="T11">PDS-XADS</text:span><text:span text:style-name="T10"> design for the </text:span><text:span text:style-name="T12">ESS </text:span><text:span text:style-name="T10">beam properties and relaxing the constraints of </text:span><text:span text:style-name="T12">the</text:span><text:span text:style-name="T10"> 2003 design. </text:span><text:span text:style-name="T6">We </text:span><text:span text:style-name="T8">focused</text:span><text:span text:style-name="T6"> on the numerical simulation of the flow </text:span><text:span text:style-name="T8">to verify</text:span><text:span text:style-name="T6"> the stability of the free surface, </text:span><text:span text:style-name="T12">the </text:span><text:span text:style-name="T10">thermohydraulic performance of Hg and LBE, </text:span><text:span text:style-name="T6">and the response to dynamic pulses. </text:span><text:span text:style-name="T10">At the same time KIT investigated the possibility to fit a windowless target concept within the design limits of target station and accelerator </text:span><text:span text:style-name="T12">and developed the WITA concept.</text:span></text:p>
      <text:p text:style-name="P2"><text:span text:style-name="T12">The</text:span><text:span text:style-name="T1"> CFD simulations </text:span><text:span text:style-name="T12">we present have</text:span><text:span text:style-name="T8"> been successfully </text:span><text:span text:style-name="T1">completed thanks to the use of a specific </text:span><text:span text:style-name="T7">surface</text:span><text:span text:style-name="T1"> sharpening algorithm, </text:span><text:span text:style-name="T7">developed in the framework of the </text:span><text:span text:style-name="T1">THINS FP7 </text:span><text:span text:style-name="T8">project, </text:span><text:span text:style-name="T1"><text:s/></text:span><text:span text:style-name="T8">and </text:span><text:span text:style-name="T1">lacking the usual rigidif</text:span><text:span text:style-name="T9">yi</text:span><text:span text:style-name="T1">ng defect of common sharpening algorithms.</text:span><text:span text:style-name="T11"> </text:span>The <text:span text:style-name="T7">dynamic effects of proton beam deposition on the free surface windowless target are </text:span><text:span text:style-name="T11">then </text:span><text:span text:style-name="T7">investigated numerically with a smoothed particle hydrodynamic simulation through a specifically developed code, <text:s/>allow</text:span><text:span text:style-name="T8">ing</text:span><text:span text:style-name="T7"> to identify the pressure waves in the liquid and estimate the splashing phenomena at the free surfac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WW8Num3z0" style:family="text">
      <style:text-properties style:use-window-font-color="true" style:font-name="Symbol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Massidda</meta:initial-creator>
    <meta:creation-date>2011-02-14T14:31:35</meta:creation-date>
    <dc:date>2011-02-18T10:24:17</dc:date>
    <dc:creator>Luca Massidda</dc:creator>
    <meta:editing-duration>PT48H12M44S</meta:editing-duration>
    <meta:editing-cycles>19</meta:editing-cycles>
    <meta:generator>OpenOffice.org/3.2$Linux OpenOffice.org_project/320m19$Build-9505</meta:generator>
    <meta:printed-by>Luca Massidda</meta:printed-by>
    <meta:print-date>2011-02-18T09:57:02</meta:print-date>
    <meta:document-statistic meta:table-count="0" meta:image-count="0" meta:object-count="0" meta:page-count="1" meta:paragraph-count="5" meta:word-count="377" meta:character-count="2387"/>
  </office:meta>
</office:document-meta>
</file>